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paragraph-rsid="000450fd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style:font-name-asian="Times New Roman1" style:language-asian="ru" style:country-asian="RU" style:font-name-complex="Times New Roman1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Heading_20_3">
      <style:paragraph-properties fo:margin-top="0.212cm" fo:margin-bottom="0cm" style:contextual-spacing="false"/>
    </style:style>
    <style:style style:name="P8" style:family="paragraph" style:parent-style-name="Heading_20_3">
      <style:paragraph-properties fo:margin-top="0.212cm" fo:margin-bottom="0cm" style:contextual-spacing="false" fo:orphans="2" fo:widows="2" fo:break-before="page" style:writing-mode="lr-tb"/>
    </style:style>
    <style:style style:name="P9" style:family="paragraph" style:parent-style-name="Heading_20_3">
      <style:paragraph-properties fo:margin-top="0.212cm" fo:margin-bottom="0cm" style:contextual-spacing="false" fo:orphans="2" fo:widows="2" style:writing-mode="lr-tb"/>
    </style:style>
    <style:style style:name="P10" style:family="paragraph" style:parent-style-name="List_20_Paragraph" style:list-style-name="WWNum39">
      <style:paragraph-properties fo:margin-top="0cm" fo:margin-bottom="0cm" style:contextual-spacing="false"/>
    </style:style>
    <style:style style:name="P11" style:family="paragraph" style:parent-style-name="List_20_Paragraph" style:list-style-name="WWNum40">
      <style:text-properties fo:language="en" fo:country="US"/>
    </style:style>
    <style:style style:name="P12" style:family="paragraph" style:parent-style-name="List_20_Paragraph" style:list-style-name="WWNum41">
      <style:text-properties fo:language="en" fo:country="US"/>
    </style:style>
    <style:style style:name="P13" style:family="paragraph" style:parent-style-name="List_20_Paragraph" style:list-style-name="WWNum43">
      <style:text-properties fo:language="en" fo:country="US"/>
    </style:style>
    <style:style style:name="P14" style:family="paragraph" style:parent-style-name="List_20_Paragraph" style:list-style-name="WWNum46">
      <style:text-properties fo:language="en" fo:country="US"/>
    </style:style>
    <style:style style:name="P15" style:family="paragraph" style:parent-style-name="List_20_Paragraph" style:list-style-name="WWNum42"/>
    <style:style style:name="P16" style:family="paragraph" style:parent-style-name="List_20_Paragraph" style:list-style-name="WWNum43"/>
    <style:style style:name="P17" style:family="paragraph" style:parent-style-name="List_20_Paragraph" style:list-style-name="WWNum44"/>
    <style:style style:name="P18" style:family="paragraph" style:parent-style-name="List_20_Paragraph" style:list-style-name="WWNum45"/>
    <style:style style:name="P19" style:family="paragraph" style:parent-style-name="List_20_Paragraph" style:list-style-name="WWNum46"/>
    <style:style style:name="P20" style:family="paragraph" style:parent-style-name="Standard" style:list-style-name="WWNum37">
      <style:paragraph-properties fo:margin-left="0.953cm" fo:margin-right="0cm" fo:margin-top="0cm" fo:margin-bottom="0cm" style:contextual-spacing="false" fo:line-height="100%" fo:text-indent="0cm" style:auto-text-indent="false"/>
      <style:text-properties fo:color="#000000" loext:opacity="100%" style:font-name="Calibri" style:font-name-asian="Times New Roman1" style:language-asian="ru" style:country-asian="RU" style:font-name-complex="Times New Roman1"/>
    </style:style>
    <style:style style:name="P21" style:family="paragraph" style:parent-style-name="Standard" style:list-style-name="WWNum38">
      <style:paragraph-properties fo:margin-left="0.953cm" fo:margin-right="0cm" fo:margin-top="0cm" fo:margin-bottom="0cm" style:contextual-spacing="false" fo:line-height="100%" fo:text-indent="0cm" style:auto-text-indent="false"/>
      <style:text-properties fo:color="#000000" loext:opacity="100%" style:font-name="Calibri" style:font-name-asian="Times New Roman1" style:language-asian="ru" style:country-asian="RU" style:font-name-complex="Times New Roman1"/>
    </style:style>
    <style:style style:name="P22" style:family="paragraph" style:parent-style-name="Standard" style:list-style-name="L1">
      <style:text-properties fo:language="ru" fo:country="RU"/>
    </style:style>
    <style:style style:name="P23" style:family="paragraph" style:parent-style-name="Standard" style:list-style-name="L4">
      <style:text-properties fo:language="ru" fo:country="RU"/>
    </style:style>
    <style:style style:name="P24" style:family="paragraph" style:parent-style-name="Standard" style:list-style-name="L5">
      <style:text-properties fo:language="ru" fo:country="RU"/>
    </style:style>
    <style:style style:name="P25" style:family="paragraph" style:parent-style-name="Standard" style:list-style-name="L6">
      <style:text-properties fo:language="ru" fo:country="RU"/>
    </style:style>
    <style:style style:name="P26" style:family="paragraph" style:parent-style-name="Standard" style:list-style-name="L7">
      <style:text-properties fo:language="ru" fo:country="RU" officeooo:rsid="000450fd" officeooo:paragraph-rsid="000450fd"/>
    </style:style>
    <style:style style:name="P27" style:family="paragraph" style:parent-style-name="Standard" style:list-style-name="L2"/>
    <style:style style:name="P28" style:family="paragraph" style:parent-style-name="Standard" style:list-style-name="L3">
      <style:text-properties fo:language="en" fo:country="US"/>
    </style:style>
    <style:style style:name="P29" style:family="paragraph" style:parent-style-name="Standard" style:list-style-name="L4"/>
    <style:style style:name="T1" style:family="text">
      <style:text-properties fo:color="#000000" loext:opacity="100%" style:font-name="Calibri" style:font-name-asian="Times New Roman1" style:language-asian="ru" style:country-asian="RU" style:font-name-complex="Times New Roman1"/>
    </style:style>
    <style:style style:name="T2" style:family="text">
      <style:text-properties fo:color="#000000" loext:opacity="100%" style:font-name="Calibri" fo:language="en" fo:country="US" style:font-name-asian="Times New Roman1" style:language-asian="ru" style:country-asian="RU" style:font-name-complex="Times New Roman1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officeooo:rsid="000450f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64620647" text:style-name="Outline">
        <text:list-item>
          <text:h text:style-name="P6" text:outline-level="1">Курсовой проект по курсу «Операционные системы»</text:h>
          <text:list>
            <text:list-item>
              <text:h text:style-name="Heading_20_2" text:outline-level="2">Цель курсового проекта</text:h>
            </text:list-item>
          </text:list>
        </text:list-item>
      </text:list>
      <text:list text:style-name="WWNum39">
        <text:list-item>
          <text:p text:style-name="P10">Приобретение практических навыков в использовании знаний, полученных в течении курса</text:p>
        </text:list-item>
        <text:list-item>
          <text:p text:style-name="P10">Проведение исследования в выбранной предметной области</text:p>
        </text:list-item>
      </text:list>
      <text:list xml:id="list230317544607995" text:continue-list="list1964620647" text:style-name="Outline">
        <text:list-item>
          <text:list>
            <text:list-item>
              <text:h text:style-name="Heading_20_2" text:outline-level="2">Задание</text:h>
            </text:list-item>
          </text:list>
        </text:list-item>
      </text:list>
      <text:p text:style-name="P3">Необходимо спроектировать и реализовать программный прототип в соответствии с выбранным вариантом. Произвести анализ и сделать вывод на основании данных, полученных при работе программного прототипа.</text:p>
      <text:p text:style-name="P3"/>
      <text:list xml:id="list230317550994277" text:continue-numbering="true" text:style-name="Outline">
        <text:list-item>
          <text:list>
            <text:list-item>
              <text:h text:style-name="Heading_20_2" text:outline-level="2">Возможные варианты курсового проекта:</text:h>
              <text:list>
                <text:list-item>
                  <text:h text:style-name="Heading_20_3" text:outline-level="3">Аллокаторы памяти</text:h>
                </text:list-item>
              </text:list>
            </text:list-item>
          </text:list>
        </text:list-item>
      </text:list>
      <text:p text:style-name="Standard">Исследование 2 аллокаторов памяти<text:span text:style-name="T1">: необходимо реализовать два алгоритма аллокации памяти и сравнить их по следующим характеристикам:</text:span></text:p>
      <text:list text:style-name="WWNum37">
        <text:list-item>
          <text:p text:style-name="P20">Фактор использования</text:p>
        </text:list-item>
        <text:list-item>
          <text:p text:style-name="P20">Скорость выделения блоков</text:p>
        </text:list-item>
        <text:list-item>
          <text:p text:style-name="P20">Скорость освобождения блоков</text:p>
        </text:list-item>
        <text:list-item>
          <text:p text:style-name="P20">Простота использования аллокатора</text:p>
        </text:list-item>
      </text:list>
      <text:p text:style-name="P5"> </text:p>
      <text:p text:style-name="P4"><text:span text:style-name="T1">Каждый аллокатор памяти должен иметь функции аналогичные стандартным функциям </text:span><text:span text:style-name="T2">free</text:span><text:span text:style-name="T1"> и </text:span><text:span text:style-name="T2">malloc</text:span><text:span text:style-name="T1"> (</text:span><text:span text:style-name="T2">realloc</text:span><text:span text:style-name="T1">, опционально). <text:s/>Перед работой каждый аллокатор инициализируется свободными страницами памяти, выделенными стандартными средствами ядра. Необходимо самостоятельно разработать стратегию тестирования для определения ключевых характеристик аллокаторов памяти. При тестировании нужно свести к минимуму потери точности из-за накладных расходов при измерении ключевых характеристик, описанных выше.</text:span></text:p>
      <text:p text:style-name="P5">В отчете необходимо отобразить следующее:</text:p>
      <text:list text:style-name="WWNum38">
        <text:list-item>
          <text:p text:style-name="P21">Подробное описание каждого из исследуемых алгоритмов</text:p>
        </text:list-item>
        <text:list-item>
          <text:p text:style-name="P21">Процесс тестирования</text:p>
        </text:list-item>
        <text:list-item>
          <text:p text:style-name="P21">Обоснование подхода тестирования</text:p>
        </text:list-item>
        <text:list-item>
          <text:p text:style-name="P21">Результаты тестирования</text:p>
        </text:list-item>
        <text:list-item>
          <text:p text:style-name="P21">Заключение по проведенной работе</text:p>
        </text:list-item>
      </text:list>
      <text:list xml:id="list230318476183511" text:continue-list="list230317550994277" text:style-name="Outline">
        <text:list-item>
          <text:list>
            <text:list-item>
              <text:list>
                <text:list-item>
                  <text:h text:style-name="P7" text:outline-level="3">Виртуальная память</text:h>
                </text:list-item>
              </text:list>
            </text:list-item>
          </text:list>
        </text:list-item>
      </text:list>
      <text:p text:style-name="Standard">Необходимо создать рабочую модель виртуальной памяти. Требуется взять алгоритм аллокации памяти и использовать его совместно с алгоритмом замещения страниц. При разработке предусмотреть следующий интерфейс использования:</text:p>
      <text:list text:style-name="WWNum40">
        <text:list-item>
          <text:p text:style-name="P11">CreateMemory</text:p>
        </text:list-item>
        <text:list-item>
          <text:p text:style-name="P11">Malloc</text:p>
        </text:list-item>
        <text:list-item>
          <text:p text:style-name="P11">Free</text:p>
        </text:list-item>
      </text:list>
      <text:p text:style-name="Standard">Параметры функций могут отличаться в зависимости от выбранных алгоритмов. Исследовать полученную модель виртуальной памяти – ее плюсы и минусы. Возможно сделать данные алгоритмы, переопределив стандартные механизмы аллокации языка <text:span text:style-name="T3">C</text:span>++. Также проработать модель тестирования полученного программного решения.</text:p>
      <text:list xml:id="list230318552385163" text:continue-list="list230318476183511" text:style-name="Outline">
        <text:list-item>
          <text:list>
            <text:list-item>
              <text:list>
                <text:list-item>
                  <text:h text:style-name="P7" text:outline-level="3"><text:soft-page-break/>Сервер сообщений</text:h>
                </text:list-item>
              </text:list>
            </text:list-item>
          </text:list>
        </text:list-item>
      </text:list>
      <text:p text:style-name="Standard">Необходимо создать собственный сервер сообщений. В качестве механизма передачи сообщений возможно использовать следующие:</text:p>
      <text:list text:style-name="WWNum41">
        <text:list-item>
          <text:p text:style-name="P12">Pipes</text:p>
        </text:list-item>
        <text:list-item>
          <text:p text:style-name="P12">Sockets</text:p>
        </text:list-item>
        <text:list-item>
          <text:p text:style-name="P12">Files/Shared memory</text:p>
        </text:list-item>
      </text:list>
      <text:p text:style-name="Standard">При работе с сервером сообщений необходимо предусмотреть следующие механизмы (в зависимости от варианта):</text:p>
      <text:list text:style-name="WWNum42">
        <text:list-item>
          <text:p text:style-name="P15">Долговременное хранение сообщений</text:p>
        </text:list-item>
        <text:list-item>
          <text:p text:style-name="P15">Транзактивность</text:p>
        </text:list-item>
        <text:list-item>
          <text:p text:style-name="P15">Система имен очередей</text:p>
        </text:list-item>
        <text:list-item>
          <text:p text:style-name="P15">Возможность настройки переадресации сообщений по фильтрам</text:p>
        </text:list-item>
        <text:list-item>
          <text:p text:style-name="P15">Приоритеты сообщений</text:p>
        </text:list-item>
        <text:list-item>
          <text:p text:style-name="P15">И другие возможные, в зависимости от варианта</text:p>
        </text:list-item>
      </text:list>
      <text:p text:style-name="Standard">Основные операции, которые должен поддерживать сервер сообщений и библиотека по работе с ним:</text:p>
      <text:list text:style-name="WWNum43">
        <text:list-item>
          <text:p text:style-name="P13">CreateQueue</text:p>
        </text:list-item>
        <text:list-item>
          <text:p text:style-name="P13">DeleteQueue</text:p>
        </text:list-item>
        <text:list-item>
          <text:p text:style-name="P13">ConnectToQueue</text:p>
        </text:list-item>
        <text:list-item>
          <text:p text:style-name="P13">Push (Send)</text:p>
        </text:list-item>
        <text:list-item>
          <text:p text:style-name="P16"><text:span text:style-name="T3">Pop</text:span>/Top (<text:span text:style-name="T3">Receive</text:span>)</text:p>
        </text:list-item>
      </text:list>
      <text:list xml:id="list230318266017624" text:continue-list="list230318552385163" text:style-name="Outline">
        <text:list-item>
          <text:list>
            <text:list-item>
              <text:list>
                <text:list-item>
                  <text:h text:style-name="P7" text:outline-level="3">Текстовый препроцессор</text:h>
                </text:list-item>
              </text:list>
            </text:list-item>
          </text:list>
        </text:list-item>
      </text:list>
      <text:p text:style-name="Standard">Проработать полноценный текстовый препроцессор. За основу можно взять такие текстовые препроцессоры, как <text:span text:style-name="T3">ed</text:span>, <text:span text:style-name="T3">sed</text:span> и прочие. Основные особенности текстового препроцессора, которые могут быть реализованы (в зависимости от варианта):</text:p>
      <text:list text:style-name="WWNum44">
        <text:list-item>
          <text:p text:style-name="P17">Транзактивность операций</text:p>
        </text:list-item>
        <text:list-item>
          <text:p text:style-name="P17">Кеширование при поиске</text:p>
        </text:list-item>
        <text:list-item>
          <text:p text:style-name="P17">Поддержка регулярных выражений</text:p>
        </text:list-item>
        <text:list-item>
          <text:p text:style-name="P17">Использование технологии <text:span text:style-name="T3">MemoryMap </text:span></text:p>
        </text:list-item>
        <text:list-item>
          <text:p text:style-name="P17">И др.</text:p>
        </text:list-item>
      </text:list>
      <text:list xml:id="list230319079159408" text:continue-list="list230318266017624" text:style-name="Outline">
        <text:list-item>
          <text:list>
            <text:list-item>
              <text:list>
                <text:list-item>
                  <text:h text:style-name="P7" text:outline-level="3">Планирование процессов и потоков</text:h>
                </text:list-item>
              </text:list>
            </text:list-item>
          </text:list>
        </text:list-item>
      </text:list>
      <text:p text:style-name="Standard">Необходимо создать и протестировать библиотеку, реализующую функционал по работе с потоками. Библиотека должна быть надстройкой над существующими системными вызовами. Возможные особенности библиотеки (в зависимости от варианта):</text:p>
      <text:list text:style-name="WWNum45">
        <text:list-item>
          <text:p text:style-name="P18">Приоритезация потоков</text:p>
        </text:list-item>
        <text:list-item>
          <text:p text:style-name="P18">Решение взаимоблокировок</text:p>
        </text:list-item>
        <text:list-item>
          <text:p text:style-name="P18"><text:soft-page-break/>Упорядочивание ресурсов</text:p>
        </text:list-item>
        <text:list-item>
          <text:p text:style-name="P18">Удобная обертка при работе с несколькими аргументами при создании потоков</text:p>
        </text:list-item>
        <text:list-item>
          <text:p text:style-name="P18">Расписание потоков</text:p>
        </text:list-item>
        <text:list-item>
          <text:p text:style-name="P18">И другие</text:p>
        </text:list-item>
      </text:list>
      <text:list xml:id="list230318882010821" text:continue-list="list230319079159408" text:style-name="Outline">
        <text:list-item>
          <text:list>
            <text:list-item>
              <text:list>
                <text:list-item>
                  <text:h text:style-name="P7" text:outline-level="3">Создание клиента для передачи мгновенных личных сообщений</text:h>
                </text:list-item>
              </text:list>
            </text:list-item>
          </text:list>
        </text:list-item>
      </text:list>
      <text:p text:style-name="Standard">На основе любой из выбранных технологий:</text:p>
      <text:list xml:id="list567271387" text:style-name="WWNum46">
        <text:list-item>
          <text:p text:style-name="P14">Pipes</text:p>
        </text:list-item>
        <text:list-item>
          <text:p text:style-name="P14">Sockets</text:p>
        </text:list-item>
        <text:list-item>
          <text:p text:style-name="P19">Сервера очередей</text:p>
        </text:list-item>
        <text:list-item>
          <text:p text:style-name="P19">И другие</text:p>
        </text:list-item>
      </text:list>
      <text:p text:style-name="Standard">Создать собственный клиент быстрых сообщений (возможно, и сервер – зависит от выбранной архитектуры), который бы работали в рамках сети. Также есть возможность создания собственного клиента быстрых сообщений для уже существующих систем обмена сообщений (например, <text:span text:style-name="T3">telegram</text:span>).</text:p>
      <text:list xml:id="list230318753844817" text:continue-list="list230318882010821" text:style-name="Outline">
        <text:list-item>
          <text:list>
            <text:list-item>
              <text:list>
                <text:list-item>
                  <text:h text:style-name="P7" text:outline-level="3">Проектирование консольной клиент-серверной игры</text:h>
                </text:list-item>
              </text:list>
            </text:list-item>
          </text:list>
        </text:list-item>
      </text:list>
      <text:p text:style-name="Standard">На основе любой из выбранных технологий:</text:p>
      <text:list xml:id="list230317917895513" text:continue-list="list567271387" text:style-name="WWNum46">
        <text:list-item>
          <text:p text:style-name="P14">Pipes</text:p>
        </text:list-item>
        <text:list-item>
          <text:p text:style-name="P14">Sockets</text:p>
        </text:list-item>
        <text:list-item>
          <text:p text:style-name="P19">Сервера очередей</text:p>
        </text:list-item>
        <text:list-item>
          <text:p text:style-name="P19">И другие</text:p>
        </text:list-item>
      </text:list>
      <text:p text:style-name="Standard">Создать собственную игру более, чем для одного пользователя. Игра может быть устроена по принципу: клиент-клиент, сервер-клиент. </text:p>
      <text:p text:style-name="Standard"/>
      <text:list xml:id="list230317942127595" text:continue-list="list230318753844817" text:style-name="Outline">
        <text:list-item>
          <text:list>
            <text:list-item>
              <text:list>
                <text:list-item>
                  <text:h text:style-name="P8" text:outline-level="3">Варианты</text:h>
                </text:list-item>
                <text:list-item>
                  <text:h text:style-name="P9" text:outline-level="3">Список вариантов</text:h>
                </text:list-item>
              </text:list>
            </text:list-item>
          </text:list>
        </text:list-item>
      </text:list>
      <text:p text:style-name="Standard">Консоль-серверная игра. <text:span text:style-name="T4">Необходимо написать консоль-серверную игру. Необходимо написать 2 программы: сервер и клиент. Сначала запускается сервер, а далее клиенты соединяются с сервером. Сервер координирует клиентов между собой. При запуске клиента игрок может выбрать одно из следующих действий (возможно больше, если предусмотрено вариантом):</text:span></text:p>
      <text:list text:style-name="L1">
        <text:list-item>
          <text:p text:style-name="P22">Создать игру, введя ее имя</text:p>
        </text:list-item>
        <text:list-item>
          <text:p text:style-name="P22">Присоединиться к одной из существующих игр по имени игры</text:p>
        </text:list-item>
      </text:list>
      <text:p text:style-name="P1"/>
      <text:list text:style-name="L2">
        <text:list-item>
          <text:p text:style-name="P27"><text:span text:style-name="T4">Морской бой. Общение между сервером и клиентом необходимо организовать при помощи </text:span><text:span text:style-name="T3">pipe'</text:span><text:span text:style-name="T4">ов. Каждый игрок должен при запуске ввести свой логин. Для каждого игрока должна вестись статистика игр (сколько побед/поражений). Игрок может посмотреть свою статистику</text:span></text:p>
        </text:list-item>
        <text:list-item>
          <text:p text:style-name="P27"><text:span text:style-name="T4">Морской бой. Общение между сервером и клиентом необходимо организовать при помощи </text:span><text:span text:style-name="T3">pipe'</text:span><text:span text:style-name="T4">ов. Каждый игрок должен при запуске ввести свой логин. Должна быть предоставлена возможность отправить приглашение на игру другому игроку по логину</text:span></text:p>
        </text:list-item>
        <text:list-item>
          <text:p text:style-name="P27"><text:span text:style-name="T3">Морской бой</text:span><text:span text:style-name="T4">. Общение между сервером и клиентом необходимо организовать при помощи очередей сообщений </text:span><text:span text:style-name="T3">(</text:span><text:span text:style-name="T4">например, </text:span><text:span text:style-name="T3">ZeroMQ).</text:span><text:span text:style-name="T4"> Каждый игрок должен при запуске ввести свой логин. Для каждого игрока должна вестись статистика игр (сколько побед/поражений). Игрок может посмотреть свою статистику</text:span></text:p>
        </text:list-item>
        <text:list-item>
          <text:p text:style-name="P27"><text:span text:style-name="T4">Морской бой. Общение между сервером и клиентом необходимо организовать при помощи очередей сообщений </text:span><text:span text:style-name="T3">(</text:span><text:span text:style-name="T4">например, </text:span><text:span text:style-name="T3">ZeroMQ)</text:span><text:span text:style-name="T4">. Каждый игрок должен при запуске ввести свой логин. Должна быть предоставлена возможность отправить приглашение на игру другому игроку по логину</text:span></text:p>
        </text:list-item>
        <text:list-item>
          <text:p text:style-name="P27"><text:span text:style-name="T4">Морской бой. Общение между сервером и клиентом необходимо организовать при помощи </text:span><text:span text:style-name="T3">memory map.</text:span><text:span text:style-name="T4"> Каждый игрок должен при запуске ввести свой логин. Для каждого игрока должна вестись статистика игр (сколько побед/поражений). Игрок может посмотреть свою статистику</text:span></text:p>
        </text:list-item>
        <text:list-item>
          <text:p text:style-name="P27"><text:span text:style-name="T4">Морской бой. Общение между сервером и клиентом необходимо организовать при помощи </text:span><text:span text:style-name="T3">memory map</text:span><text:span text:style-name="T4">. Каждый игрок должен при запуске ввести свой логин. Должна быть предоставлена возможность отправить приглашение на игру другому игроку по логину</text:span></text:p>
        </text:list-item>
        <text:list-item>
          <text:p text:style-name="P27"><text:span text:style-name="T4">«Быки и коровы» (угадывать необходимо слова). Общение между сервером и клиентом необходимо организовать при помощи </text:span><text:span text:style-name="T3">pipe'</text:span><text:span text:style-name="T4">ов. При создании каждой игры необходимо указывать количество игроков, которые будут участвовать. То есть угадывать могут несколько игроков. Если кто-то из игроков вышел из игры, то игра должна быть продолжена.</text:span></text:p>
        </text:list-item>
        <text:list-item>
          <text:p text:style-name="P27"><text:span text:style-name="T4">«Быки и коровы» (угадывать необходимо числа). Общение между сервером и клиентом необходимо организовать при помощи </text:span><text:span text:style-name="T3">pipe'</text:span><text:span text:style-name="T4">ов. При создании каждой игры необходимо указывать количество игроков, которые будут участвовать. То есть угадывать могут несколько игроков. Должна быть реализована функция поиска игры, то есть игрок пытается войти в игру не по имени, а просто просит сервер найти ему игру.</text:span></text:p>
        </text:list-item>
        <text:list-item>
          <text:p text:style-name="P27"><text:span text:style-name="T4">«Быки и коровы» (угадывать необходимо слова). Общение между сервером и клиентом необходимо организовать при помощи очередей сообщений </text:span><text:span text:style-name="T3">(</text:span><text:span text:style-name="T4">например, </text:span><text:span text:style-name="T3">ZeroMQ)</text:span><text:span text:style-name="T4">. При </text:span><text:soft-page-break/><text:span text:style-name="T4">создании каждой игры необходимо указывать количество игроков, которые будут участвовать. То есть угадывать могут несколько игроков. Если кто-то из игроков вышел из игры, то игра должна быть продолжена.</text:span></text:p>
        </text:list-item>
        <text:list-item>
          <text:p text:style-name="P27"><text:span text:style-name="T4">«Быки и коровы» (угадывать необходимо числа). Общение между сервером и клиентом необходимо организовать при помощи очередей сообщений </text:span><text:span text:style-name="T3">(</text:span><text:span text:style-name="T4">например, </text:span><text:span text:style-name="T3">ZeroMQ)</text:span><text:span text:style-name="T4">. При создании каждой игры необходимо указывать количество игроков, которые будут участвовать. То есть угадывать могут несколько игроков. Должна быть реализована функция поиска игры, то есть игрок пытается войти в игру не по имени, а просто просит сервер найти ему игру.</text:span></text:p>
        </text:list-item>
        <text:list-item>
          <text:p text:style-name="P27"><text:span text:style-name="T4">«Быки и коровы» (угадывать необходимо слова). Общение между сервером и клиентом необходимо организовать при помощи </text:span><text:span text:style-name="T3">memory map</text:span><text:span text:style-name="T4">. При создании каждой игры необходимо указывать количество игроков, которые будут участвовать. То есть угадывать могут несколько игроков. Если кто-то из игроков вышел из игры, то игра должна быть продолжена.</text:span></text:p>
        </text:list-item>
        <text:list-item>
          <text:p text:style-name="P27"><text:span text:style-name="T4">«Быки и коровы» (угадывать необходимо числа). Общение между сервером и клиентом необходимо организовать при помощи </text:span><text:span text:style-name="T3">memory map</text:span><text:span text:style-name="T4">. При создании каждой игры необходимо указывать количество игроков, которые будут участвовать. То есть угадывать могут несколько игроков. Должна быть реализована функция поиска игры, то есть игрок пытается войти в игру не по имени, а просто просит сервер найти ему игру.</text:span></text:p>
        </text:list-item>
      </text:list>
      <text:p text:style-name="Standard"><text:span text:style-name="T4">Сравнение алгоритмов аллокаторов памяти (детальное описание задания описано выше). Каждый аллокатор должен обладать следующим интерфейсом </text:span><text:span text:style-name="T3">(</text:span><text:span text:style-name="T4">могут быть отличия в зависимости от особенностей алгоритма):</text:span></text:p>
      <text:list text:style-name="L3">
        <text:list-item>
          <text:p text:style-name="P28">Allocator* createMemoryAllocator(void *realMemory, size_t memory_size) (<text:span text:style-name="T4">создание аллокатора памяти размера </text:span>memory_size<text:span text:style-name="T4">)</text:span></text:p>
        </text:list-item>
        <text:list-item>
          <text:p text:style-name="P28">void* alloc(Allocator * allocator, size_t block_size) <text:span text:style-name="T4">(выделение памяти при помощи аллокатора размера </text:span>block_size<text:span text:style-name="T4">)</text:span></text:p>
        </text:list-item>
        <text:list-item>
          <text:p text:style-name="P28">void* free(Allocator * allocator, void * block) <text:span text:style-name="T4">(возвращает выделенную память аллокатору)</text:span></text:p>
        </text:list-item>
      </text:list>
      <text:list text:style-name="L4">
        <text:list-item>
          <text:p text:style-name="P29"><text:span text:style-name="T4">Необходимо сравнить два алгоритма аллокации: списки свободных блоков (первое подходящее) и блоки по 2 в степени </text:span><text:span text:style-name="T3">n</text:span></text:p>
        </text:list-item>
        <text:list-item>
          <text:p text:style-name="P23">Необходимо сравнить два алгоритма аллокации: списки свободных блоков (первое подходящее) и алгоритм Мак-Кьюзи-Кэрелса</text:p>
        </text:list-item>
        <text:list-item>
          <text:p text:style-name="P23">Необходимо сравнить два алгоритма аллокации: списки свободных блоков (первое подходящее) и алгоритм двойников</text:p>
        </text:list-item>
        <text:list-item>
          <text:p text:style-name="P29"><text:span text:style-name="T4">Необходимо сравнить два алгоритма аллокации: алгоритм Мак-Кьюзи-Кэрелса и блоки по 2 в степени </text:span><text:span text:style-name="T3">n</text:span></text:p>
        </text:list-item>
        <text:list-item>
          <text:p text:style-name="P23">Необходимо сравнить два алгоритма аллокации: алгоритм Мак-Кьюзи-Кэрелса и алгоритм двойников</text:p>
        </text:list-item>
        <text:list-item>
          <text:p text:style-name="P29"><text:span text:style-name="T4">Необходимо сравнить два алгоритма аллокации: блоки по 2 в степени </text:span><text:span text:style-name="T3">n </text:span><text:span text:style-name="T4">и алгоритм двойников</text:span></text:p>
        </text:list-item>
        <text:list-item>
          <text:p text:style-name="P29"><text:span text:style-name="T4">Необходимо сравнить два алгоритма аллокации: списки свободных блоков (наиболее подходящее) и блоки по 2 в степени </text:span><text:span text:style-name="T3">n</text:span></text:p>
        </text:list-item>
        <text:list-item>
          <text:p text:style-name="P23"><text:soft-page-break/>Необходимо сравнить два алгоритма аллокации: списки свободных блоков (наиболее подходящее) и алгоритм Мак-Кьюзи-Кэрелса</text:p>
        </text:list-item>
        <text:list-item>
          <text:p text:style-name="P23">Необходимо сравнить два алгоритма аллокации: списки свободных блоков (наиболее подходящее) и алгоритм двойников</text:p>
        </text:list-item>
      </text:list>
      <text:p text:style-name="P1">Клиент-серверная система для передачи мгновенных сообщений. Базовый функционал должен быть следующим:</text:p>
      <text:list text:style-name="L5">
        <text:list-item>
          <text:p text:style-name="P24">Клиент может присоединиться к серверу, введя логин</text:p>
        </text:list-item>
        <text:list-item>
          <text:p text:style-name="P24">Клиент может отправить сообщение другому клиенту по его логину</text:p>
        </text:list-item>
        <text:list-item>
          <text:p text:style-name="P24">Клиент в реальном времени принимает сообщения от других клиентов</text:p>
        </text:list-item>
      </text:list>
      <text:list text:style-name="L6">
        <text:list-item>
          <text:p text:style-name="P25">Необходимо предусмотреть возможность создания «групповых чатов». Связь между сервером и клиентом должна быть реализована при помощи <text:span text:style-name="T3">pipe'</text:span>ов</text:p>
        </text:list-item>
        <text:list-item>
          <text:p text:style-name="P25">Необходимо предусмотреть возможность создания «групповых чатов». Связь между сервером и клиентом должна быть реализована при помощи очередей сообщений <text:span text:style-name="T3">(</text:span>например, <text:span text:style-name="T3">ZeroMQ)</text:span></text:p>
        </text:list-item>
        <text:list-item>
          <text:p text:style-name="P25">Необходимо предусмотреть возможность создания «групповых чатов». Связь между сервером и клиентом должна быть реализована при помощи <text:s/><text:span text:style-name="T3">memory map</text:span></text:p>
        </text:list-item>
        <text:list-item>
          <text:p text:style-name="P25">Необходимо предусмотреть возможность хранения истории переписок (на сервере) и поиска по ним. Связь между сервером и клиентом должна быть реализована при помощи <text:span text:style-name="T3">pipe'</text:span>ов</text:p>
        </text:list-item>
        <text:list-item>
          <text:p text:style-name="P25">Необходимо предусмотреть возможность хранения истории переписок (на сервере) и поиска по ним. Связь между сервером и клиентом должна быть реализована при помощи очередей сообщений <text:span text:style-name="T3">(</text:span>например, <text:span text:style-name="T3">ZeroMQ)</text:span></text:p>
        </text:list-item>
        <text:list-item>
          <text:p text:style-name="P25">Необходимо предусмотреть возможность хранения истории переписок (на сервере) и поиска по ним.<text:span text:style-name="T3"> Связь между сервером и клиентом должна быть реализована при помощи memory map</text:span></text:p>
        </text:list-item>
        <text:list-item>
          <text:p text:style-name="P25">Необходимо предусмотреть возможность отправки отложенного сообщения или себе, или другому пользователю. При выходе с сервера отправка всё равно должна осуществиться. Связь между сервером и клиентом должна быть реализована при помощи <text:span text:style-name="T3">pipe'</text:span>ов</text:p>
        </text:list-item>
        <text:list-item>
          <text:p text:style-name="P25">Необходимо предусмотреть возможность отправки отложенного сообщения или себе, или другому пользователю. При выходе с сервера отправка всё равно должна осуществиться. Связь между сервером и клиентом должна быть реализована при помощи очередей сообщений <text:span text:style-name="T3">(</text:span>например, <text:span text:style-name="T3">ZeroMQ)</text:span></text:p>
        </text:list-item>
        <text:list-item>
          <text:p text:style-name="P25">Необходимо предусмотреть возможность отправки отложенного сообщения или себе, или другому пользователю. При выходе с сервера отправка всё равно должна осуществиться.<text:span text:style-name="T3"> Связь между сервером и клиентом должна быть реализована при помощи <text:s/>memory map</text:span></text:p>
        </text:list-item>
      </text:list>
      <text:p text:style-name="P2"><text:span text:style-name="T5">Создание планировщика «процессов-задач»</text:span>:</text:p>
      <text:list text:style-name="L7">
        <text:list-item>
          <text:p text:style-name="P26">См. приложение <text:span text:style-name="T3">DAG_Job_Scheduler</text:span></text:p>
        </text:list-item>
        <text:list-item>
          <text:p text:style-name="P26">См. приложение <text:span text:style-name="T3">DAG_Job_Scheduler</text:span></text:p>
        </text:list-item>
        <text:list-item>
          <text:p text:style-name="P26">См. приложение <text:span text:style-name="T3">DAG_Job_Scheduler</text:span></text:p>
        </text:list-item>
        <text:list-item>
          <text:p text:style-name="P26">См. приложение <text:span text:style-name="T3">DAG_Job_Scheduler</text:span></text:p>
        </text:list-item>
        <text:list-item>
          <text:p text:style-name="P26"><text:soft-page-break/>См. приложение <text:span text:style-name="T3">DAG_Job_Scheduler</text:span></text:p>
        </text:list-item>
        <text:list-item>
          <text:p text:style-name="P26">См. приложение <text:span text:style-name="T3">DAG_Job_Scheduler</text:span></text:p>
        </text:list-item>
        <text:list-item>
          <text:p text:style-name="P26">См. приложение <text:span text:style-name="T3">DAG_Job_Scheduler</text:span></text:p>
        </text:list-item>
        <text:list-item>
          <text:p text:style-name="P26">См. приложение <text:span text:style-name="T3">DAG_Job_Scheduler</text:span></text:p>
        </text:list-item>
        <text:list-item>
          <text:p text:style-name="P26">См. приложение <text:span text:style-name="T3">DAG_Job_Schedu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size-asian="12pt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size-asian="12pt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Дима Д</meta:initial-creator>
    <meta:editing-cycles>42</meta:editing-cycles>
    <meta:creation-date>2013-08-19T05:02:00</meta:creation-date>
    <dc:date>2023-11-12T23:03:16.979000000</dc:date>
    <meta:editing-duration>PT1H31M30S</meta:editing-duration>
    <meta:generator>LibreOffice/7.4.2.3$Windows_X86_64 LibreOffice_project/382eef1f22670f7f4118c8c2dd222ec7ad009daf</meta:generator>
    <meta:document-statistic meta:table-count="0" meta:image-count="0" meta:object-count="0" meta:page-count="7" meta:paragraph-count="127" meta:word-count="1618" meta:character-count="12248" meta:non-whitespace-character-count="108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